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e18a19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stroke="none" svg:stroke-color="#000000" draw:fill="none" draw:fill-color="#ffffff" fo:min-height="1.407cm"/>
    </style:style>
    <style:style style:name="gr6" style:family="graphic" style:parent-style-name="standard">
      <style:graphic-properties svg:stroke-color="#000040" draw:fill-color="#bc8b00" draw:textarea-horizontal-align="center" draw:textarea-vertical-align="middle"/>
    </style:style>
    <style:style style:name="P1" style:family="paragraph">
      <loext:graphic-properties draw:fill="solid" draw:fill-color="#e18a1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bc8b00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4.164cm" svg:height="22.305cm" draw:transform="rotate (-1.42890105860776) translate (24.5552747287364cm 0.99170365324717cm)" svg:viewBox="0 0 14165 22306" svg:d="M5552 21305c455 14 15 211 459 318 420 100 425 881 919 636 438-218 1574-89 2051-212 427-110 1269-1179 1713-1587 432-396 954-533 1383-895 350-296 325-1017 772-1146 629-180 505-641 589-1009 105-455 133-926 199-1389 58-410 117-820 175-1230 61-422 110-849 182-1270 77-446 114-932-91-1349-188-382-184-821-108-1231 80-432 82-882 187-1310 109-445-81-870-56-1304 23-411 53-834 175-1229 149-483-10-908-6-1378 3-442 92-823-17-1298-121-534-225-1026-567-1418-327-375-635-695-1185-776-478-70-696-533-870-1041-192-555-21-332-425-565-370-215-13-418-424-566-392-141-2632 29-3077 28-588-1-616 529-884 806-363 376-840 656-1128 1094-258 392-655 702-811 1139-188 524-694 604-703 1236-6 453 77 839 346 1265 245 390 58 926-35 1372-104 500 97 950 80 1428-16 440-58 878-306 1293-239 399-292 968-811 1139s-469 758-844 1095c-323 289-228 776-289 1173-63 413-181 812-256 1219-73 394-136 791-170 1190-35 405 97 922-210 1186-381 328-385-57-872 95-474 149-647 462-637 920 12 526 125 262 425 565 373 378 1371 2155 1951 2269 431 85 829 9 1276-142 429-145 863 315 1118 686l385 136 391 97 80 11z">
          <text:p/>
        </draw:path>
        <draw:line draw:style-name="gr2" draw:text-style-name="P2" draw:layer="layout" svg:x1="23.5cm" svg:y1="10.5cm" svg:x2="26cm" svg:y2="10cm">
          <text:p/>
        </draw:line>
        <draw:frame draw:style-name="gr3" draw:text-style-name="P3" draw:layer="layout" svg:width="3cm" svg:height="1cm" svg:x="21.5cm" svg:y="10cm">
          <draw:text-box>
            <text:p>Beach</text:p>
          </draw:text-box>
        </draw:frame>
        <draw:line draw:style-name="gr2" draw:text-style-name="P2" draw:layer="layout" svg:x1="7cm" svg:y1="6.5cm" svg:x2="5.5cm" svg:y2="5cm">
          <text:p/>
        </draw:line>
        <draw:frame draw:style-name="gr3" draw:text-style-name="P3" draw:layer="layout" svg:width="3cm" svg:height="1cm" svg:x="7cm" svg:y="6cm">
          <draw:text-box>
            <text:p>Forest</text:p>
          </draw:text-box>
        </draw:frame>
        <draw:custom-shape draw:style-name="gr4" draw:text-style-name="P4" draw:layer="layout" svg:width="1cm" svg:height="1cm" svg:x="9.5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draw:layer="layout" svg:width="3cm" svg:height="1.657cm" svg:x="10.5cm" svg:y="14cm">
          <draw:text-box>
            <text:p>i_stone</text:p>
          </draw:text-box>
        </draw:frame>
        <draw:path draw:style-name="gr6" draw:text-style-name="P5" draw:layer="layout" svg:width="1.093cm" svg:height="1.011cm" svg:x="10.5cm" svg:y="5.417cm" svg:viewBox="0 0 1094 1012" svg:d="M312 88c-264-67-357 522-293 677 87 210 399 289 605 226 331-101 626-738 376-908-278-190-688 5-688 5z">
          <text:p/>
        </draw:path>
        <draw:path draw:style-name="gr6" draw:text-style-name="P5" draw:layer="layout" svg:width="1.599cm" svg:height="1.095cm" svg:x="16.901cm" svg:y="13cm" svg:viewBox="0 0 1600 1096" svg:d="M312 88c-264-67-357 522-293 677 87 210 1275 381 1481 318 331-101-250-830-500-1000-278-190-688 5-688 5z">
          <text:p/>
        </draw:path>
        <draw:path draw:style-name="gr6" draw:text-style-name="P5" draw:layer="layout" svg:width="1.131cm" svg:height="1.618cm" svg:x="6.968cm" svg:y="12.49cm" svg:viewBox="0 0 1132 1619" svg:d="M245 2c-264-67-277 1353-213 1508 87 210 794 63 1000 0 331-101-250-830-500-1000-278-190-287-508-287-508z">
          <text:p/>
        </draw:path>
        <draw:path draw:style-name="gr6" draw:text-style-name="P5" draw:layer="layout" svg:width="1.599cm" svg:height="1.095cm" svg:x="20cm" svg:y="6.5cm" svg:viewBox="0 0 1600 1096" svg:d="M312 88c-264-67-357 522-293 677 87 210 1275 381 1481 318 331-101-250-830-500-1000-278-190-688 5-688 5z">
          <text:p/>
        </draw:path>
        <draw:path draw:style-name="gr6" draw:text-style-name="P5" draw:layer="layout" svg:width="1.599cm" svg:height="1.095cm" svg:x="16.902cm" svg:y="13cm" svg:viewBox="0 0 1600 1096" svg:d="M312 88c-264-67-357 522-293 677 87 210 1275 381 1481 318 331-101-250-830-500-1000-278-190-688 5-688 5z">
          <text:p/>
        </draw:path>
        <draw:path draw:style-name="gr6" draw:text-style-name="P5" draw:layer="layout" svg:width="2.655cm" svg:height="2.093cm" svg:x="12.943cm" svg:y="9.416cm" svg:viewBox="0 0 2656 2094" svg:d="M57 84c-264-67 474 1429 538 1584 87 210 1756 479 1962 416 331-101-250-1830-500-2000-278-190-2000 0-2000 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M48S</meta:editing-duration>
    <meta:editing-cycles>4</meta:editing-cycles>
    <meta:generator>LibreOffice/5.3.5.2$Linux_X86_64 LibreOffice_project/30m0$Build-2</meta:generator>
    <dc:date>2019-06-04T16:30:42.338794791</dc:date>
    <meta:document-statistic meta:object-count="13"/>
  </office:meta>
</office:document-meta>
</file>